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C000001CD8FCFCFC45F7A1A54.png" manifest:media-type="image/png"/>
  <manifest:file-entry manifest:full-path="Pictures/1000779F0000CA800000ACE0533A724693FE85D3.pdf" manifest:media-type="application/pdf"/>
  <manifest:file-entry manifest:full-path="Pictures/100073E40000CA800000ACE00A3EB08661FCE16E.pdf" manifest:media-type="application/pdf"/>
  <manifest:file-entry manifest:full-path="Pictures/100000000000021C000001CD8BCC4B567C8A7C93.png" manifest:media-type="image/png"/>
  <manifest:file-entry manifest:full-path="Pictures/100000000000022400000168F54F9418C520D92A.png" manifest:media-type="image/png"/>
  <manifest:file-entry manifest:full-path="Pictures/100000000000021C000001CDC3B47FD4269C3A3F.png" manifest:media-type="image/png"/>
  <manifest:file-entry manifest:full-path="Pictures/100013D60000D380000087006169081ED4629038.pdf" manifest:media-type="application/pdf"/>
  <manifest:file-entry manifest:full-path="Pictures/100036F20000CA800000ACE071A9D1D2264761D2.pdf" manifest:media-type="application/pdf"/>
  <manifest:file-entry manifest:full-path="Pictures/1000760F0000CA800000ACE0B77628EF26E3F9AA.pdf" manifest:media-type="application/pdf"/>
  <manifest:file-entry manifest:full-path="Pictures/100015590000CD800000870051ED6C68ED852525.pdf" manifest:media-type="application/pdf"/>
  <manifest:file-entry manifest:full-path="Pictures/100000000000021C000001CDB9A6701D5C79CFE0.png" manifest:media-type="image/png"/>
  <manifest:file-entry manifest:full-path="Pictures/100000000000023400000168A03DB95F2FB8B281.png" manifest:media-type="image/png"/>
  <manifest:file-entry manifest:full-path="Pictures/100058320000CA800000ACE08640568C241A749D.pdf" manifest:media-type="application/pdf"/>
  <manifest:file-entry manifest:full-path="Pictures/1000A6B60000CA800000ACE02A838D34C7E1D6B6.pdf" manifest:media-type="application/pdf"/>
  <manifest:file-entry manifest:full-path="Pictures/1000B4250000CA800000ACE0DCE58BACC1E28A7E.pdf" manifest:media-type="application/pdf"/>
  <manifest:file-entry manifest:full-path="Pictures/100000000000021C000001CD56AD430425015541.png" manifest:media-type="image/png"/>
  <manifest:file-entry manifest:full-path="Pictures/100000000000021C000001CD811BCF5FA8C2050E.png" manifest:media-type="image/png"/>
  <manifest:file-entry manifest:full-path="Pictures/100000000000021C000001CD68376CEA53E518DB.png" manifest:media-type="image/png"/>
  <manifest:file-entry manifest:full-path="Pictures/100000000000023C0000016834A02E78AFDBFE6F.png" manifest:media-type="image/png"/>
  <manifest:file-entry manifest:full-path="Pictures/100000000000021C000001CDD890329B36658C6F.png" manifest:media-type="image/png"/>
  <manifest:file-entry manifest:full-path="Pictures/10004E490000CA800000ACE0EAA4FEDB21906AB4.pdf" manifest:media-type="application/pdf"/>
  <manifest:file-entry manifest:full-path="Pictures/100016FB0000D68000008700DCD6BD835E767AB7.pdf" manifest:media-type="application/pd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0.531cm"/>
      <style:paragraph-properties style:writing-mode="lr-tb"/>
    </style:style>
    <style:style style:name="gr3" style:family="graphic" style:parent-style-name="objectwithoutfill">
      <style:graphic-properties svg:stroke-width="0.035cm" svg:stroke-color="#999999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0.535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43.684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43.199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0.544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42.97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823cm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999999" loext:opacity="100%" style:font-name="DejaVu Sans" fo:font-size="22p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DejaVu Sans" fo:font-size="12pt" style:font-size-asian="12pt" style:font-size-complex="12pt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DejaVu Sans" fo:font-size="10pt" style:font-size-asian="12pt" style:font-size-complex="12pt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color="#999999" loext:opacity="100%" style:font-name="DejaVu Sans" fo:font-size="22pt" style:font-size-asian="22pt" style:font-size-complex="22pt"/>
    </style:style>
    <style:style style:name="T2" style:family="text">
      <style:text-properties style:font-name="DejaVu Sans" fo:font-size="12pt" style:font-size-asian="12pt" style:font-size-complex="12pt"/>
    </style:style>
    <style:style style:name="T3" style:family="text">
      <style:text-properties style:font-name="DejaVu Sans" fo:font-size="10pt" style:font-size-asian="12pt" style:font-size-complex="12pt"/>
    </style:style>
    <style:style style:name="T4" style:family="text">
      <style:text-properties style:text-position="33% 58%" style:font-name="DejaVu Sans" fo:font-size="10pt" style:font-size-asian="12pt" style:font-size-complex="12pt"/>
    </style:style>
    <style:style style:name="T5" style:family="text">
      <style:text-properties style:text-position="0% 100%" style:font-name="DejaVu Sans" fo:font-size="10pt" style:font-size-asian="12pt" style:font-size-complex="12pt"/>
    </style:style>
    <style:style style:name="T6" style:family="text">
      <style:text-properties style:text-position="-8% 58%" style:font-name="DejaVu Sans" fo:font-size="10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7.62cm" svg:height="6.502cm" svg:x="1.043cm" svg:y="1.093cm">
          <draw:image xlink:href="Pictures/100058320000CA800000ACE08640568C241A749D.pdf" xlink:type="simple" xlink:show="embed" xlink:actuate="onLoad" draw:mime-type="application/pdf">
            <text:p/>
          </draw:image>
          <draw:image xlink:href="Pictures/100000000000021C000001CDC3B47FD4269C3A3F.png" xlink:type="simple" xlink:show="embed" xlink:actuate="onLoad" draw:mime-type="image/png"/>
        </draw:frame>
        <draw:frame draw:style-name="gr1" draw:text-style-name="P1" draw:layer="layout" svg:width="7.62cm" svg:height="6.502cm" svg:x="1.143cm" svg:y="8.178cm">
          <draw:image xlink:href="Pictures/100036F20000CA800000ACE071A9D1D2264761D2.pdf" xlink:type="simple" xlink:show="embed" xlink:actuate="onLoad" draw:mime-type="application/pdf">
            <text:p/>
          </draw:image>
          <draw:image xlink:href="Pictures/100000000000021C000001CDB9A6701D5C79CFE0.png" xlink:type="simple" xlink:show="embed" xlink:actuate="onLoad" draw:mime-type="image/png"/>
        </draw:frame>
        <draw:frame draw:style-name="gr2" draw:text-style-name="P2" draw:layer="layout" svg:width="1.031cm" svg:height="1.153cm" svg:x="-0.059cm" svg:y="0.161cm">
          <draw:text-box>
            <text:p><text:span text:style-name="T1">A</text:span></text:p>
          </draw:text-box>
        </draw:frame>
        <draw:line draw:style-name="gr3" draw:text-style-name="P1" draw:layer="layout" svg:x1="12.002cm" svg:y1="0.644cm" svg:x2="12.002cm" svg:y2="14.714cm">
          <text:p/>
        </draw:line>
        <draw:frame draw:style-name="gr1" draw:text-style-name="P1" draw:layer="layout" svg:width="7.62cm" svg:height="6.502cm" svg:x="13.642cm" svg:y="1.249cm">
          <draw:image xlink:href="Pictures/1000B4250000CA800000ACE0DCE58BACC1E28A7E.pdf" xlink:type="simple" xlink:show="embed" xlink:actuate="onLoad" draw:mime-type="application/pdf">
            <text:p/>
          </draw:image>
          <draw:image xlink:href="Pictures/100000000000021C000001CD68376CEA53E518DB.png" xlink:type="simple" xlink:show="embed" xlink:actuate="onLoad" draw:mime-type="image/png"/>
        </draw:frame>
        <draw:frame draw:style-name="gr1" draw:text-style-name="P1" draw:layer="layout" svg:width="7.62cm" svg:height="6.502cm" svg:x="21.902cm" svg:y="1.255cm">
          <draw:image xlink:href="Pictures/10004E490000CA800000ACE0EAA4FEDB21906AB4.pdf" xlink:type="simple" xlink:show="embed" xlink:actuate="onLoad" draw:mime-type="application/pdf">
            <text:p/>
          </draw:image>
          <draw:image xlink:href="Pictures/100000000000021C000001CD811BCF5FA8C2050E.png" xlink:type="simple" xlink:show="embed" xlink:actuate="onLoad" draw:mime-type="image/png"/>
        </draw:frame>
        <draw:frame draw:style-name="gr1" draw:text-style-name="P1" draw:layer="layout" svg:width="7.62cm" svg:height="6.502cm" svg:x="30.062cm" svg:y="1.255cm">
          <draw:image xlink:href="Pictures/1000A6B60000CA800000ACE02A838D34C7E1D6B6.pdf" xlink:type="simple" xlink:show="embed" xlink:actuate="onLoad" draw:mime-type="application/pdf">
            <text:p/>
          </draw:image>
          <draw:image xlink:href="Pictures/100000000000021C000001CDD890329B36658C6F.png" xlink:type="simple" xlink:show="embed" xlink:actuate="onLoad" draw:mime-type="image/png"/>
        </draw:frame>
        <draw:frame draw:style-name="gr4" draw:text-style-name="P4" draw:layer="layout" svg:width="6.985cm" svg:height="0.962cm" svg:x="1.407cm" svg:y="0.617cm">
          <draw:text-box>
            <text:p text:style-name="P3"><text:span text:style-name="T2">Entire city</text:span></text:p>
          </draw:text-box>
        </draw:frame>
        <draw:frame draw:style-name="gr4" draw:text-style-name="P4" draw:layer="layout" svg:width="6.985cm" svg:height="0.962cm" svg:x="1.408cm" svg:y="7.717cm">
          <draw:text-box>
            <text:p text:style-name="P3"><text:span text:style-name="T2">Most populated area</text:span></text:p>
          </draw:text-box>
        </draw:frame>
        <draw:frame draw:style-name="gr5" draw:text-style-name="P2" draw:layer="layout" svg:width="1.035cm" svg:height="1.153cm" svg:x="12.641cm" svg:y="0.026cm">
          <draw:text-box>
            <text:p><text:span text:style-name="T1">B</text:span></text:p>
          </draw:text-box>
        </draw:frame>
        <draw:frame draw:style-name="gr4" draw:text-style-name="P4" draw:layer="layout" svg:width="6.985cm" svg:height="0.962cm" svg:x="13.942cm" svg:y="0.544cm">
          <draw:text-box>
            <text:p text:style-name="P3"><text:span text:style-name="T2">Observed</text:span></text:p>
          </draw:text-box>
        </draw:frame>
        <draw:frame draw:style-name="gr4" draw:text-style-name="P4" draw:layer="layout" svg:width="6.985cm" svg:height="0.962cm" svg:x="22.202cm" svg:y="0.544cm">
          <draw:text-box>
            <text:p text:style-name="P3"><text:span text:style-name="T2">Scenario 1</text:span></text:p>
          </draw:text-box>
        </draw:frame>
        <draw:frame draw:style-name="gr4" draw:text-style-name="P4" draw:layer="layout" svg:width="6.985cm" svg:height="0.962cm" svg:x="30.303cm" svg:y="0.544cm">
          <draw:text-box>
            <text:p text:style-name="P3"><text:span text:style-name="T2">Scenario 2</text:span></text:p>
          </draw:text-box>
        </draw:frame>
        <draw:frame draw:style-name="gr6" draw:text-style-name="P1" draw:layer="layout" svg:width="1.575cm" svg:height="5.08cm" svg:x="37.907cm" svg:y="1.943cm">
          <draw:image xlink:href="Pictures/100016FB0000D68000008700DCD6BD835E767AB7.pdf" xlink:type="simple" xlink:show="embed" xlink:actuate="onLoad" draw:mime-type="application/pdf">
            <text:p/>
          </draw:image>
          <draw:image xlink:href="Pictures/100000000000023C0000016834A02E78AFDBFE6F.png" xlink:type="simple" xlink:show="embed" xlink:actuate="onLoad" draw:mime-type="image/png"/>
        </draw:frame>
        <draw:frame draw:style-name="gr7" draw:text-style-name="P1" draw:layer="layout" svg:width="1.575cm" svg:height="5.08cm" svg:x="37.895cm" svg:y="8.899cm">
          <draw:image xlink:href="Pictures/100013D60000D380000087006169081ED4629038.pdf" xlink:type="simple" xlink:show="embed" xlink:actuate="onLoad" draw:mime-type="application/pdf">
            <text:p/>
          </draw:image>
          <draw:image xlink:href="Pictures/100000000000023400000168A03DB95F2FB8B281.png" xlink:type="simple" xlink:show="embed" xlink:actuate="onLoad" draw:mime-type="image/png"/>
        </draw:frame>
        <draw:frame draw:style-name="gr8" draw:text-style-name="P2" draw:layer="layout" svg:width="1.044cm" svg:height="1.153cm" svg:x="12.642cm" svg:y="7.627cm">
          <draw:text-box>
            <text:p><text:span text:style-name="T1">C</text:span></text:p>
          </draw:text-box>
        </draw:frame>
        <draw:frame draw:style-name="gr9" draw:text-style-name="P1" draw:layer="layout" svg:width="1.397cm" svg:height="5.08cm" svg:x="9.526cm" svg:y="5.87cm">
          <draw:image xlink:href="Pictures/100015590000CD800000870051ED6C68ED852525.pdf" xlink:type="simple" xlink:show="embed" xlink:actuate="onLoad" draw:mime-type="application/pdf">
            <text:p/>
          </draw:image>
          <draw:image xlink:href="Pictures/100000000000022400000168F54F9418C520D92A.png" xlink:type="simple" xlink:show="embed" xlink:actuate="onLoad" draw:mime-type="image/png"/>
        </draw:frame>
        <draw:frame draw:style-name="gr10" draw:text-style-name="P5" draw:layer="layout" svg:width="3.175cm" svg:height="1.073cm" svg:x="8.663cm" svg:y="4.797cm">
          <draw:text-box>
            <text:p text:style-name="P3"><text:span text:style-name="T3">Population </text:span></text:p>
            <text:p text:style-name="P3"><text:span text:style-name="T3">[person 10</text:span><text:span text:style-name="T4">4</text:span><text:span text:style-name="T5">]</text:span></text:p>
          </draw:text-box>
        </draw:frame>
        <draw:frame draw:style-name="gr10" draw:text-style-name="P5" draw:layer="layout" svg:width="3.175cm" svg:height="1.073cm" svg:x="36.877cm" svg:y="1.417cm">
          <draw:text-box>
            <text:p text:style-name="P3"><text:span text:style-name="T3">NDVI</text:span></text:p>
          </draw:text-box>
        </draw:frame>
        <draw:frame draw:style-name="gr10" draw:text-style-name="P5" draw:layer="layout" svg:width="3.175cm" svg:height="1.073cm" svg:x="36.931cm" svg:y="8.226cm">
          <draw:text-box>
            <text:p text:style-name="P3"><text:span text:style-name="T5">T</text:span><text:span text:style-name="T6">E</text:span><text:span text:style-name="T5">/P</text:span></text:p>
          </draw:text-box>
        </draw:frame>
        <draw:frame draw:style-name="gr11" draw:text-style-name="P3" draw:layer="layout" svg:width="7.62cm" svg:height="6.502cm" svg:x="13.64cm" svg:y="7.62cm">
          <draw:image xlink:href="Pictures/1000760F0000CA800000ACE0B77628EF26E3F9AA.pdf" xlink:type="simple" xlink:show="embed" xlink:actuate="onLoad" draw:mime-type="application/pdf">
            <text:p/>
          </draw:image>
          <draw:image xlink:href="Pictures/100000000000021C000001CD8BCC4B567C8A7C93.png" xlink:type="simple" xlink:show="embed" xlink:actuate="onLoad" draw:mime-type="image/png"/>
        </draw:frame>
        <draw:frame draw:style-name="gr11" draw:text-style-name="P3" draw:layer="layout" svg:width="7.62cm" svg:height="6.502cm" svg:x="21.895cm" svg:y="7.62cm">
          <draw:image xlink:href="Pictures/100073E40000CA800000ACE00A3EB08661FCE16E.pdf" xlink:type="simple" xlink:show="embed" xlink:actuate="onLoad" draw:mime-type="application/pdf">
            <text:p/>
          </draw:image>
          <draw:image xlink:href="Pictures/100000000000021C000001CD56AD430425015541.png" xlink:type="simple" xlink:show="embed" xlink:actuate="onLoad" draw:mime-type="image/png"/>
        </draw:frame>
        <draw:frame draw:style-name="gr11" draw:text-style-name="P3" draw:layer="layout" svg:width="7.62cm" svg:height="6.502cm" svg:x="30.074cm" svg:y="7.62cm">
          <draw:image xlink:href="Pictures/1000779F0000CA800000ACE0533A724693FE85D3.pdf" xlink:type="simple" xlink:show="embed" xlink:actuate="onLoad" draw:mime-type="application/pdf">
            <text:p/>
          </draw:image>
          <draw:image xlink:href="Pictures/100000000000021C000001CD8FCFCFC45F7A1A54.png" xlink:type="simple" xlink:show="embed" xlink:actuate="onLoad" draw:mime-type="image/png"/>
        </draw:fram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81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85cm" fo:margin-bottom="0cm" fo:text-indent="0cm"/>
      <style:text-properties fo:font-size="27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89cm" fo:margin-bottom="0cm" fo:text-indent="0cm"/>
      <style:text-properties fo:font-size="23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1cm" fo:margin-bottom="0cm" fo:text-indent="0cm"/>
      <style:text-properties fo:font-size="19.2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5cm" fo:margin-bottom="0cm" fo:text-indent="0cm"/>
      <style:text-properties fo:font-size="19.2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5cm" fo:margin-bottom="0cm" fo:text-indent="0cm"/>
      <style:text-properties fo:font-size="19.2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5cm" fo:margin-bottom="0cm" fo:text-indent="0cm"/>
      <style:text-properties fo:font-size="19.2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5cm" fo:margin-bottom="0cm" fo:text-indent="0cm"/>
      <style:text-properties fo:font-size="19.2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5cm" fo:margin-bottom="0cm" fo:text-indent="0cm"/>
      <style:text-properties fo:font-size="19.2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0.259cm" fo:page-height="15.2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3.405cm" svg:x="1cm" svg:y="4.57cm"/>
      <draw:page-thumbnail draw:layer="backgroundobjects" svg:width="8.999cm" svg:height="3.405cm" svg:x="1cm" svg:y="13.146cm"/>
      <draw:page-thumbnail draw:layer="backgroundobjects" svg:width="8.999cm" svg:height="3.405cm" svg:x="1cm" svg:y="21.722cm"/>
      <draw:page-thumbnail draw:layer="backgroundobjects" svg:width="8.999cm" svg:height="3.405cm" svg:x="11cm" svg:y="4.57cm"/>
      <draw:page-thumbnail draw:layer="backgroundobjects" svg:width="8.999cm" svg:height="3.405cm" svg:x="11cm" svg:y="13.146cm"/>
      <draw:page-thumbnail draw:layer="backgroundobjects" svg:width="8.999cm" svg:height="3.405cm" svg:x="11cm" svg:y="21.722cm"/>
    </style:handout-master>
    <style:master-page style:name="Default" style:page-layout-name="PM1" draw:style-name="Mdp1">
      <draw:frame presentation:style-name="Default-title" draw:layer="backgroundobjects" svg:width="36.231cm" svg:height="2.545cm" svg:x="2.012cm" svg:y="0.605cm" presentation:class="title" presentation:placeholder="true">
        <draw:text-box/>
      </draw:frame>
      <draw:frame presentation:style-name="Default-outline1" draw:layer="backgroundobjects" svg:width="36.231cm" svg:height="8.839cm" svg:x="2.012cm" svg:y="3.564cm" presentation:class="outline" presentation:placeholder="true">
        <draw:text-box/>
      </draw:frame>
      <draw:frame presentation:style-name="Mpr1" draw:text-style-name="MP2" draw:layer="backgroundobjects" svg:width="9.379cm" svg:height="1.05cm" svg:x="2.012cm" svg:y="13.88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2.761cm" svg:height="1.05cm" svg:x="13.767cm" svg:y="13.88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9.379cm" svg:height="1.05cm" svg:x="28.864cm" svg:y="13.88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07T15:41:32.261839707</meta:creation-date>
    <meta:editing-duration>PT19H31M55S</meta:editing-duration>
    <meta:editing-cycles>3</meta:editing-cycles>
    <meta:generator>LibreOffice/7.0.5.2$Linux_X86_64 LibreOffice_project/00$Build-2</meta:generator>
    <dc:date>2023-02-08T11:13:24.548672438</dc:date>
    <meta:document-statistic meta:object-count="46"/>
  </office:meta>
</office:document-meta>
</file>